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 = 2</text:p>
          </table:table-cell>
          <table:table-cell office:value-type="string" calcext:value-type="string">
            <text:p>Y = 4</text:p>
          </table:table-cell>
          <table:table-cell office:value-type="string" calcext:value-type="string">
            <text:p>Z = 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2*2)+(4*4)+(1*3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4*2)+(1*4)+(2*3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(-1*2)+(5*4)+(-3*3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1 = L1 / 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4*2)+(1*4)+(2*3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(-1*2)+(5*4)+(-3*3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2 = L2 – 4L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18-(4*11.5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(-1*2)+(5*4)+(-3*3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3 = L3 - -1L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18-(4*11.5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.5" calcext:value-type="float">
            <text:p>-2,5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string" calcext:value-type="string">
            <text:p>L2 = L2 / -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.5" calcext:value-type="float">
            <text:p>-2,5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string" calcext:value-type="string">
            <text:p>L3 = L3 – 7L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,5</text:p>
          </table:table-cell>
          <table:table-cell table:formula="of:=20.5-(4*7)" office:value-type="float" office:value="-7.5" calcext:value-type="float">
            <text:p>-7,5</text:p>
          </table:table-cell>
        </table:table-row>
        <table:table-row table:style-name="ro1">
          <table:table-cell office:value-type="string" calcext:value-type="string">
            <text:p>L3 = L3 / -2,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7.5/-2.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2 = L2 – 0L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7.5/-2.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1 = L1 – 0,5L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5-(1*0.5)" office:value-type="float" office:value="0" calcext:value-type="float">
            <text:p>0</text:p>
          </table:table-cell>
          <table:table-cell table:formula="of:=11.5-(3*0.5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7.5/-2.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1 = L1 – 2L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-(4*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7.5/-2.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20:06:33.022000000</meta:creation-date>
    <dc:date>2021-11-29T22:16:16.303000000</dc:date>
    <meta:editing-duration>PT6M42S</meta:editing-duration>
    <meta:editing-cycles>1</meta:editing-cycles>
    <meta:document-statistic meta:table-count="1" meta:cell-count="132" meta:object-count="0"/>
    <meta:generator>LibreOffice/7.2.2.2$Windows_X86_64 LibreOffice_project/02b2acce88a210515b4a5bb2e46cbfb63fe97d56</meta:generator>
  </office:meta>
</office:document-meta>
</file>